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co29" style:family="table-column">
      <style:table-column-properties fo:break-before="auto" style:column-width="6.181cm"/>
    </style:style>
    <style:style style:name="co30" style:family="table-column">
      <style:table-column-properties fo:break-before="auto" style:column-width="5.995cm"/>
    </style:style>
    <style:style style:name="co31" style:family="table-column">
      <style:table-column-properties fo:break-before="auto" style:column-width="12.748cm"/>
    </style:style>
    <style:style style:name="co32" style:family="table-column">
      <style:table-column-properties fo:break-before="auto" style:column-width="7.414cm"/>
    </style:style>
    <style:style style:name="co33" style:family="table-column">
      <style:table-column-properties fo:break-before="auto" style:column-width="9.85cm"/>
    </style:style>
    <style:style style:name="co34" style:family="table-column">
      <style:table-column-properties fo:break-before="auto" style:column-width="6.043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3.422cm" fo:break-before="auto" style:use-optimal-row-height="true"/>
    </style:style>
    <style:style style:name="ro31" style:family="table-row">
      <style:table-row-properties style:row-height="8.3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30">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7">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10">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4">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10">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9">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8">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8">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10">
          <table:table-cell/>
          <table:table-cell office:value-type="string">
            <text:p>&lt;blog-post</text:p>
            <text:p><text:s text:c="2"/>...</text:p>
            <text:p><text:s text:c="2"/>v-on:enlarge-text="onEnlargeText"</text:p>
            <text:p>&gt;&lt;/blog-post&gt;</text:p>
          </table:table-cell>
          <table:table-cell/>
        </table:table-row>
        <table:table-row table:style-name="ro11">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10">
          <table:table-cell/>
          <table:table-cell office:value-type="string">
            <text:p>&lt;custom-input</text:p>
            <text:p><text:s text:c="2"/>v-bind:value="searchText"</text:p>
            <text:p><text:s text:c="2"/>v-on:input="searchText = $event"</text:p>
            <text:p>&gt;&lt;/custom-input&gt;</text:p>
          </table:table-cell>
          <table:table-cell/>
        </table:table-row>
        <table:table-row table:style-name="ro9">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7">
          <table:table-cell/>
          <table:table-cell office:value-type="string">
            <text:p>&lt;!-- Component changes when currentTabComponent changes --&gt;</text:p>
            <text:p>&lt;component v-bind:is="currentTabComponent"&gt;&lt;/component&gt;</text:p>
          </table:table-cell>
          <table:table-cell/>
        </table:table-row>
        <table:table-row table:style-name="ro10">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4">
          <table:table-cell/>
          <table:table-cell office:value-type="string">
            <text:p>&lt;table&gt;</text:p>
            <text:p><text:s text:c="2"/>&lt;tr is="blog-post-row"&gt;&lt;/tr&gt;</text:p>
            <text:p>&lt;/table&gt;</text:p>
          </table:table-cell>
          <table:table-cell/>
        </table:table-row>
      </table:table>
      <table:table table:name="component registration" table:style-name="ta1" table:print="false">
        <table:table-column table:style-name="co4" table:default-cell-style-name="Default"/>
        <table:table-column table:style-name="co29" table:default-cell-style-name="Default"/>
        <table:table-column table:style-name="co30" table:default-cell-style-name="Default"/>
        <table:table-row table:style-name="ro1" table:number-rows-repeated="37">
          <table:table-cell table:number-columns-repeated="3"/>
        </table:table-row>
        <table:table-row table:style-name="ro24">
          <table:table-cell/>
          <table:table-cell table:style-name="ce3" office:value-type="string">
            <text:p>Globally registered component, you can use it in any vue instance</text:p>
          </table:table-cell>
          <table:table-cell/>
        </table:table-row>
        <table:table-row table:style-name="ro13">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ext:p><text:s text:c="4"/>})</text:p>
          </table:table-cell>
          <table:table-cell/>
        </table:table-row>
        <table:table-row table:style-name="ro1">
          <table:table-cell table:number-columns-repeated="3"/>
        </table:table-row>
        <table:table-row table:style-name="ro21">
          <table:table-cell/>
          <table:table-cell table:style-name="ce3" office:value-type="string">
            <text:p>Locally registered- can only be used in app2</text:p>
          </table:table-cell>
          <table:table-cell/>
        </table:table-row>
        <table:table-row table:style-name="ro26">
          <table:table-cell/>
          <table:table-cell office:value-type="string">
            <text:p><text:s/>let MessageBox = {</text:p>
            <text:p><text:s text:c="6"/>template: `</text:p>
            <text:p><text:s text:c="4"/>&lt;div class="message-box"&gt;</text:p>
            <text:p><text:s text:c="6"/>&lt;strong&gt;&lt;slot&gt;&lt;/slot&gt;&lt;/strong&gt;</text:p>
            <text:p><text:s text:c="4"/>&lt;/div&gt;</text:p>
            <text:p><text:s text:c="4"/>`</text:p>
            <text:p><text:s text:c="4"/>}</text:p>
          </table:table-cell>
          <table:table-cell office:value-type="string">
            <text:p>let app2 = new Vue({</text:p>
            <text:p><text:s text:c="6"/>el: '#app2',</text:p>
            <text:p><text:s text:c="6"/>components: {</text:p>
            <text:p><text:s text:c="8"/>'message-box': MessageBox,</text:p>
            <text:p><text:s text:c="6"/>}</text:p>
            <text:p><text:s text:c="4"/>})</text:p>
          </table:table-cell>
        </table:table-row>
      </table:table>
      <table:table table:name="props" table:style-name="ta1" table:print="false">
        <table:table-column table:style-name="co4" table:default-cell-style-name="Default"/>
        <table:table-column table:style-name="co31" table:default-cell-style-name="Default"/>
        <table:table-column table:style-name="co10" table:default-cell-style-name="Default"/>
        <table:table-column table:style-name="co32" table:default-cell-style-name="Default"/>
        <table:table-row table:style-name="ro1" table:number-rows-repeated="2">
          <table:table-cell table:number-columns-repeated="4"/>
        </table:table-row>
        <table:table-row table:style-name="ro1">
          <table:table-cell/>
          <table:table-cell table:style-name="ce4" office:value-type="string">
            <text:p>props validation</text:p>
          </table:table-cell>
          <table:table-cell table:style-name="ce4" office:value-type="string">
            <text:p>to use logic on a props value:</text:p>
          </table:table-cell>
          <table:table-cell table:style-name="ce4" office:value-type="string">
            <text:p>to return props to a child as data</text:p>
          </table:table-cell>
        </table:table-row>
        <table:table-row table:style-name="ro31">
          <table:table-cell/>
          <table:table-cell office:value-type="string">
            <text:p>let BlogPost = {</text:p>
            <text:p><text:s text:c="6"/>props: {</text:p>
            <text:p><text:s text:c="8"/>title: {</text:p>
            <text:p><text:s text:c="8"/>type: String,</text:p>
            <text:p><text:s text:c="8"/>required: true,</text:p>
            <text:p><text:s text:c="8"/>},</text:p>
            <text:p><text:s text:c="8"/>number: Number,</text:p>
            <text:p><text:s text:c="8"/>circumstances: Object,</text:p>
            <text:p><text:s text:c="6"/>},</text:p>
            <text:p><text:s text:c="6"/>template: `</text:p>
            <text:p><text:s text:c="6"/>&lt;div&gt;</text:p>
            <text:p><text:s text:c="8"/>&lt;h3&gt;{{ number }} {{ title }}&lt;/h3&gt;</text:p>
            <text:p><text:s text:c="8"/>&lt;p&gt;species: {{ circumstances.species }}&lt;/p&gt;</text:p>
            <text:p><text:s text:c="8"/>&lt;p&gt;location: {{ circumstances.location }}&lt;/p&gt;</text:p>
            <text:p><text:s text:c="6"/>&lt;/div&gt;</text:p>
            <text:p><text:s text:c="6"/>`</text:p>
            <text:p><text:s text:c="4"/>}</text:p>
          </table:table-cell>
          <table:table-cell office:value-type="string">
            <text:p>let introduction = {</text:p>
            <text:p><text:s text:c="6"/>props: {</text:p>
            <text:p><text:s text:c="8"/>name: {</text:p>
            <text:p><text:s text:c="8"/>type: String,</text:p>
            <text:p><text:s text:c="8"/>required: true,</text:p>
            <text:p><text:s text:c="8"/>},</text:p>
            <text:p><text:s text:c="6"/>},</text:p>
            <text:p><text:s text:c="6"/>computed: {</text:p>
            <text:p><text:s text:c="8"/>getName: function() {</text:p>
            <text:p><text:s text:c="10"/>let name = this.name.toLowerCase()</text:p>
            <text:p><text:s text:c="10"/>return name.charAt(0).toUpperCase() + name.slice(1)</text:p>
            <text:p><text:s text:c="8"/>}</text:p>
            <text:p><text:s text:c="6"/>},</text:p>
            <text:p><text:s text:c="6"/>template: `</text:p>
            <text:p><text:s text:c="6"/>&lt;div&gt;</text:p>
            <text:p><text:s text:c="8"/>&lt;p&gt;{{ getName }}&lt;/p&gt;</text:p>
            <text:p><text:s text:c="6"/>&lt;/div&gt;</text:p>
            <text:p><text:s text:c="6"/>`</text:p>
            <text:p><text:s text:c="4"/>}</text:p>
          </table:table-cell>
          <table:table-cell office:value-type="string">
            <text:p>let sayHello = {</text:p>
            <text:p><text:s text:c="6"/>props: ['name'],</text:p>
            <text:p><text:s text:c="6"/>data: <text:s/>function() {</text:p>
            <text:p><text:s text:c="10"/>return {</text:p>
            <text:p><text:s text:c="12"/>her: 'Leila'</text:p>
            <text:p><text:s text:c="10"/>}</text:p>
            <text:p><text:s text:c="6"/>}, </text:p>
            <text:p><text:s text:c="6"/>template: '&lt;div&gt;Hello, it\'s {{her}} &lt;/div&gt;'</text:p>
            <text:p><text:s text:c="4"/>}</text:p>
          </table:table-cell>
        </table:table-row>
        <table:table-row table:style-name="ro1">
          <table:table-cell table:number-columns-repeated="4"/>
        </table:table-row>
        <table:table-row table:style-name="ro1">
          <table:table-cell/>
          <table:table-cell table:style-name="ce4" office:value-type="string">
            <text:p>in the container component, use v-bind</text:p>
          </table:table-cell>
          <table:table-cell table:number-columns-repeated="2"/>
        </table:table-row>
        <table:table-row table:style-name="ro13">
          <table:table-cell/>
          <table:table-cell office:value-type="string">
            <text:p>template: `</text:p>
            <text:p><text:s text:c="6"/>&lt;div&gt;</text:p>
            <text:p><text:s text:c="8"/>&lt;h3&gt;{{ name }}&lt;/h3&gt;</text:p>
            <text:p><text:s text:c="8"/>&lt;p&gt;age: {{ age }}&lt;/p&gt;</text:p>
            <text:p><text:s text:c="8"/>&lt;p&gt;nationality: {{ nationality }}&lt;/p&gt; </text:p>
            <text:p><text:s text:c="8"/>&lt;introduction v-bind:name="name"&gt;&lt;/introduction&gt;</text:p>
            <text:p><text:s text:c="8"/>&lt;sayhello v-bind:name="name"&gt;&lt;/sayhello&gt;</text:p>
            <text:p><text:s text:c="6"/>&lt;/div&gt;</text:p>
          </table:table-cell>
          <table:table-cell table:number-columns-repeated="2"/>
        </table:table-row>
        <table:table-row table:style-name="ro1">
          <table:table-cell table:number-columns-repeated="4"/>
        </table:table-row>
        <table:table-row table:style-name="ro1">
          <table:table-cell/>
          <table:table-cell table:style-name="ce4" office:value-type="string">
            <text:p>prop data options – required, default</text:p>
          </table:table-cell>
          <table:table-cell table:style-name="ce4" office:value-type="string">
            <text:p>Object with a default value</text:p>
          </table:table-cell>
          <table:table-cell table:style-name="ce4" office:value-type="string">
            <text:p>Custom validator function</text:p>
          </table:table-cell>
        </table:table-row>
        <table:table-row table:style-name="ro1">
          <table:table-cell table:number-columns-repeated="4"/>
        </table:table-row>
        <table:table-row table:style-name="ro27">
          <table:table-cell/>
          <table:table-cell office:value-type="string">
            <text:p>propC: {</text:p>
            <text:p><text:s text:c="6"/>type: String,</text:p>
            <text:p><text:s text:c="6"/>required: true</text:p>
            <text:p><text:s text:c="4"/>},</text:p>
            <text:p><text:s text:c="4"/>// Number with a default value</text:p>
            <text:p><text:s text:c="4"/>propD: {</text:p>
            <text:p><text:s text:c="6"/>type: Number,</text:p>
            <text:p><text:s text:c="6"/>default: 100</text:p>
            <text:p><text:s text:c="4"/>},</text:p>
          </table:table-cell>
          <table:table-cell office:value-type="string">
            <text:p>propE: {</text:p>
            <text:p><text:s text:c="6"/>type: Object,</text:p>
            <text:p><text:s text:c="6"/>// Object or array defaults must be returned from</text:p>
            <text:p><text:s text:c="6"/>// a factory function</text:p>
            <text:p><text:s text:c="6"/>default: function () {</text:p>
            <text:p><text:s text:c="8"/>return { message: 'hello' }</text:p>
            <text:p><text:s text:c="6"/>}</text:p>
            <text:p><text:s text:c="4"/>},</text:p>
          </table:table-cell>
          <table:table-cell office:value-type="string">
            <text:p>propF: {</text:p>
            <text:p><text:s text:c="6"/>validator: function (value) {</text:p>
            <text:p><text:s text:c="8"/>// The value must match one of these strings</text:p>
            <text:p><text:s text:c="8"/>return ['success', 'warning', 'danger'].indexOf(value) !== -1</text:p>
            <text:p><text:s text:c="6"/>}</text:p>
            <text:p><text:s text:c="4"/>}</text:p>
          </table:table-cell>
        </table:table-row>
        <table:table-row table:style-name="ro1">
          <table:table-cell table:number-columns-repeated="4"/>
        </table:table-row>
        <table:table-row table:style-name="ro1">
          <table:table-cell/>
          <table:table-cell table:style-name="ce4" office:value-type="string">
            <text:p>custom validator function</text:p>
          </table:table-cell>
          <table:table-cell table:number-columns-repeated="2"/>
        </table:table-row>
        <table:table-row table:style-name="ro12">
          <table:table-cell/>
          <table:table-cell office:value-type="string">
            <text:p>strength: {</text:p>
            <text:p><text:s text:c="10"/>type: String,</text:p>
            <text:p><text:s text:c="10"/>validator: function(value) {</text:p>
            <text:p><text:s text:c="12"/>return ['beauty', 'persuasiveness', 'intelligence'].indexOf(value) != <text:s/>-1;</text:p>
            <text:p><text:s text:c="10"/>}</text:p>
            <text:p><text:s text:c="8"/>},</text:p>
          </table:table-cell>
          <table:table-cell table:number-columns-repeated="2"/>
        </table:table-row>
        <table:table-row table:style-name="ro1">
          <table:table-cell table:number-columns-repeated="4"/>
        </table:table-row>
        <table:table-row table:style-name="ro1">
          <table:table-cell/>
          <table:table-cell office:value-type="string">
            <text:p>default value can be:</text:p>
          </table:table-cell>
          <table:table-cell office:value-type="string">
            <text:p>alo custom constructor function:</text:p>
          </table:table-cell>
          <table:table-cell/>
        </table:table-row>
        <table:table-row table:style-name="ro13">
          <table:table-cell/>
          <table:table-cell office:value-type="string">
            <text:p>String</text:p>
            <text:p>Number</text:p>
            <text:p>Boolean</text:p>
            <text:p>Array</text:p>
            <text:p>Object</text:p>
            <text:p>Date</text:p>
            <text:p>Function</text:p>
            <text:p>Symbol</text:p>
          </table:table-cell>
          <table:table-cell office:value-type="string">
            <text:p>Vue.component('blog-post', {</text:p>
            <text:p><text:s text:c="2"/>props: {</text:p>
            <text:p><text:s text:c="4"/>author: Person</text:p>
            <text:p><text:s text:c="2"/>}</text:p>
            <text:p>})</text:p>
          </table:table-cell>
          <table:table-cell/>
        </table:table-row>
      </table:table>
      <table:table table:name="events2" table:style-name="ta1" table:print="false">
        <table:table-column table:style-name="co4" table:default-cell-style-name="Default"/>
        <table:table-column table:style-name="co33" table:default-cell-style-name="Default"/>
        <table:table-column table:style-name="co34" table:default-cell-style-name="Default"/>
        <table:table-row table:style-name="ro1" table:number-rows-repeated="2">
          <table:table-cell table:number-columns-repeated="3"/>
        </table:table-row>
        <table:table-row table:style-name="ro24">
          <table:table-cell/>
          <table:table-cell table:style-name="ce3" office:value-type="string">
            <text:p>the value of lovingVue will be passed to the checked prop. The lovingVue property will then be updated when &lt;base-checkbox&gt; emits a change event with a new value.</text:p>
          </table:table-cell>
          <table:table-cell/>
        </table:table-row>
        <table:table-row table:style-name="ro20">
          <table:table-cell/>
          <table:table-cell office:value-type="string">
            <text:p>Vue.component('base-checkbox', {</text:p>
            <text:p><text:s text:c="2"/>model: {</text:p>
            <text:p><text:s text:c="4"/>prop: 'checked',</text:p>
            <text:p><text:s text:c="4"/>event: 'change'</text:p>
            <text:p><text:s text:c="2"/>},</text:p>
            <text:p><text:s text:c="2"/>props: {</text:p>
            <text:p><text:s text:c="4"/>checked: Boolean</text:p>
            <text:p><text:s text:c="2"/>},</text:p>
            <text:p><text:s text:c="2"/>template: `</text:p>
            <text:p><text:s text:c="4"/>&lt;input</text:p>
            <text:p><text:s text:c="6"/>type="checkbox"</text:p>
            <text:p><text:s text:c="6"/>v-bind:checked="checked"</text:p>
            <text:p><text:s text:c="6"/>v-on:change="$emit('change', $event.target.checked)"</text:p>
            <text:p><text:s text:c="4"/>&gt;</text:p>
            <text:p><text:s text:c="2"/>`</text:p>
            <text:p>})</text:p>
          </table:table-cell>
          <table:table-cell table:style-name="ce3" office:value-type="string">
            <text:p>&lt;base-checkbox v-model="lovingVue"&gt;&lt;/base-checkbox&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5">2018.06.05</text:date>, <text:time>14:2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5DT22H34M58S</meta:editing-duration>
    <meta:editing-cycles>222</meta:editing-cycles>
    <meta:generator>OpenOffice/4.1.5$Win32 OpenOffice.org_project/415m1$Build-9789</meta:generator>
    <dc:date>2018-06-05T14:28:51.38</dc:date>
    <dc:creator>Tamas Varga</dc:creator>
    <meta:document-statistic meta:table-count="13" meta:cell-count="300" meta:object-count="0"/>
    <meta:user-defined meta:name="Info 1"/>
    <meta:user-defined meta:name="Info 2"/>
    <meta:user-defined meta:name="Info 3"/>
    <meta:user-defined meta:name="Info 4"/>
  </office:meta>
</office:document-meta>
</file>